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a xlink:type="simple" xlink:href="http://WWW.PROGRAMMING-TECHNIQUES.COM/2012/02/MINI-PROJECT-DIGITAL-VOLT-METER-DVM.HTML" office:target-frame-name="_blank" xlink:show="new">HTTP://WWW.PROGRAMMING-TECHNIQUES.COM/2012/02/MINI-PROJECT-DIGITAL-VOLT-METER-DVM.HTML</text:a></text:p>
      <text:p text:style-name="Preformatted_20_Text">[1]</text:p>
      <text:p text:style-name="Preformatted_20_Text"/>
      <text:p text:style-name="Preformatted_20_Text">o <text:a xlink:type="simple" xlink:href="http://www.best-microcontroller-projects.com/pic-projects.html" office:target-frame-name="_blank" xlink:show="new">http://www.best-microcontroller-projects.com/pic-projects.html</text:a> [<text:a xlink:type="simple" xlink:href="http://www.best-microcontroller-projects.com/pic-projects.html" office:target-frame-name="_blank" xlink:show="new">2</text:a>]</text:p>
      <text:p text:style-name="Preformatted_20_Text"/>
      <text:p text:style-name="Preformatted_20_Text">o</text:p>
      <text:p text:style-name="Preformatted_20_Text"><text:a xlink:type="simple" xlink:href="http://electronicsforu.com/electronics-projects/hardware-diy/pic-digital-temperature-controller" office:target-frame-name="_blank" xlink:show="new">http://electronicsforu.com/electronics-projects/hardware-diy/pic-digital-temperature-controller</text:a></text:p>
      <text:p text:style-name="Preformatted_20_Text">[3]</text:p>
      <text:p text:style-name="Preformatted_20_Text"/>
      <text:p text:style-name="Preformatted_20_Text">o</text:p>
      <text:p text:style-name="Preformatted_20_Text"><text:a xlink:type="simple" xlink:href="http://electronicsforu.com/electronics-projects/hardware-diy/pic16f877a-based-temperature-monitoring-system?gclid=CKSSjYeI3tMCFdOKaAodTfwN_A" office:target-frame-name="_blank" xlink:show="new">http://electronicsforu.com/electronics-projects/hardware-diy/pic16f877a-based-temperature-monitoring-system?gclid=CKSSjYeI3tMCFdOKaAodTfwN_A</text:a></text:p>
      <text:p text:style-name="Preformatted_20_Text">[4]</text:p>
      <text:p text:style-name="Preformatted_20_Text"/>
      <text:p text:style-name="Preformatted_20_Text">o</text:p>
      <text:p text:style-name="Preformatted_20_Text"><text:a xlink:type="simple" xlink:href="https://www.elprocus.com/pic-microcontroller-programming-using-c-language/" office:target-frame-name="_blank" xlink:show="new">https://www.elprocus.com/pic-microcontroller-programming-using-c-language/</text:a></text:p>
      <text:p text:style-name="Preformatted_20_Text">[<text:a xlink:type="simple" xlink:href="https://www.elprocus.com/pic-microcontroller-programming-using-c-language/" office:target-frame-name="_blank" xlink:show="new">5</text:a>]</text:p>
      <text:p text:style-name="Preformatted_20_Text"/>
      <text:p text:style-name="Preformatted_20_Text">o <text:a xlink:type="simple" xlink:href="http://www.microchip.com/wwwproducts/en/PIC16F877A" office:target-frame-name="_blank" xlink:show="new">http://www.microchip.com/wwwproducts/en/PIC16F877A</text:a> [<text:a xlink:type="simple" xlink:href="http://www.microchip.com/wwwproducts/en/PIC16F877A" office:target-frame-name="_blank" xlink:show="new">6</text:a>]</text:p>
      <text:p text:style-name="Preformatted_20_Text"/>
      <text:p text:style-name="Preformatted_20_Text">o <text:a xlink:type="simple" xlink:href="http://www.instructables.com/id/Programming-PIC-Microcontrollers/" office:target-frame-name="_blank" xlink:show="new">http://www.instructables.com/id/Programming-PIC-Microcontrollers/</text:a></text:p>
      <text:p text:style-name="Preformatted_20_Text">[<text:a xlink:type="simple" xlink:href="http://www.instructables.com/id/Programming-PIC-Microcontrollers/" office:target-frame-name="_blank" xlink:show="new">7</text:a>]</text:p>
      <text:p text:style-name="Preformatted_20_Text"/>
      <text:p text:style-name="Preformatted_20_Text">o</text:p>
      <text:p text:style-name="Preformatted_20_Text"><text:a xlink:type="simple" xlink:href="https://learn.mikroe.com/ebooks/piccprogramming/front-matter/introduction/" office:target-frame-name="_blank" xlink:show="new">https://learn.mikroe.com/ebooks/piccprogramming/front-matter/introduction/</text:a></text:p>
      <text:p text:style-name="P1">[<text:a xlink:type="simple" xlink:href="https://learn.mikroe.com/ebooks/piccprogramming/front-matter/introduction/" office:target-frame-name="_blank" xlink:show="new">8</text:a>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0:07:14.712511939</meta:creation-date>
    <dc:date>2017-07-07T10:07:27.295025051</dc:date>
    <meta:editing-duration>P0D</meta:editing-duration>
    <meta:editing-cycles>1</meta:editing-cycles>
    <meta:document-statistic meta:table-count="0" meta:image-count="0" meta:object-count="0" meta:page-count="1" meta:paragraph-count="18" meta:word-count="23" meta:character-count="682" meta:non-whitespace-character-count="677"/>
    <meta:generator>LibreOffice/4.2.8.2$Linux_x86 LibreOffice_project/420m0$Build-2</meta:generator>
  </office:meta>
</office:document-meta>
</file>